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57aa"/>
    </style:style>
    <style:style style:name="T1" style:family="text">
      <style:text-properties officeooo:rsid="00075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          " text:name="id"/>
        <text:user-field-decl office:value-type="string" office:string-value="          " text:name="size"/>
        <text:user-field-decl office:value-type="string" office:string-value="          " text:name="project"/>
        <text:user-field-decl office:value-type="string" office:string-value="          " text:name="description"/>
      </text:user-field-decls>
      <text:p text:style-name="P1"><text:span text:style-name="T1">ID : <text:tab/><text:tab/></text:span><text:span text:style-name="T1"><text:user-field-get text:name="id">          </text:user-field-get></text:span></text:p>
      <text:p text:style-name="P1"><text:span text:style-name="T1">Taille : <text:tab/></text:span><text:span text:style-name="T1"><text:user-field-get text:name="size">          </text:user-field-get></text:span></text:p>
      <text:p text:style-name="P1"><text:span text:style-name="T1">Projet : <text:tab/></text:span><text:span text:style-name="T1"><text:user-field-get text:name="project">          </text:user-field-get></text:span></text:p>
      <text:p text:style-name="P1"><text:span text:style-name="T1">Description :<text:tab/></text:span><text:span text:style-name="T1"><text:user-field-get text:name="description">          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3:47:33</meta:creation-date>
    <meta:generator>LibreOffice/4.0.4.2$Linux_X86_64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81" meta:non-whitespace-character-count="29"/>
  </office:meta>
</office:document-meta>
</file>